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1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c9211e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c9211e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color="#c9211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/>
    </style:style>
    <style:style style:name="T1" style:family="text">
      <style:text-properties style:text-position="33% 58%"/>
    </style:style>
    <style:style style:name="T2" style:family="text">
      <style:text-properties fo:color="#c9211e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元素週期表" table:style-name="ta1">
        <table:table-column table:style-name="co1" table:number-columns-repeated="18" table:default-cell-style-name="ce4"/>
        <table:table-column table:style-name="co2" table:number-columns-repeated="1006" table:default-cell-style-name="ce4"/>
        <table:table-row table:style-name="ro1">
          <table:table-cell table:style-name="ce1" office:value-type="string" calcext:value-type="string" table:number-columns-spanned="18" table:number-rows-spanned="1">
            <text:p>元素週期表</text:p>
          </table:table-cell>
          <table:covered-table-cell table:number-columns-repeated="17" table:style-name="ce1"/>
          <table:table-cell table:number-columns-repeated="1006"/>
        </table:table-row>
        <table:table-row table:style-name="ro2">
          <table:table-cell table:style-name="ce2" office:value-type="string" calcext:value-type="string">
            <text:p>1</text:p>
            <text:p>ⅠA</text:p>
          </table:table-cell>
          <table:table-cell table:style-name="ce1" table:number-columns-repeated="5"/>
          <table:table-cell table:style-name="ce10" office:value-type="string" calcext:value-type="string" table:number-columns-spanned="3" table:number-rows-spanned="1">
            <text:p>簡體中文元素名稱</text:p>
            <text:p>↓       </text:p>
          </table:table-cell>
          <table:covered-table-cell table:style-name="ce10"/>
          <table:covered-table-cell table:style-name="ce1"/>
          <table:table-cell table:style-name="ce1" table:number-columns-repeated="8"/>
          <table:table-cell table:style-name="ce2" office:value-type="string" calcext:value-type="string">
            <text:p>18</text:p>
            <text:p>ⅧA(O)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1                  H</text:p>
            <text:p>氫(氢)ㄑㄧㄥ</text:p>
            <text:p>Hydrogen</text:p>
            <text:p>2A          1.008</text:p>
          </table:table-cell>
          <table:table-cell table:style-name="ce2" office:value-type="string" calcext:value-type="string">
            <text:p>2</text:p>
            <text:p>ⅡA</text:p>
          </table:table-cell>
          <table:table-cell table:style-name="ce1" table:number-columns-repeated="3"/>
          <table:table-cell table:style-name="ce8" office:value-type="string" calcext:value-type="string" table:number-columns-spanned="2" table:number-rows-spanned="1">
            <text:p>原子序→</text:p>
            <text:p>繁體中文元素名稱→</text:p>
            <text:p/>
            <text:p>元素類型→</text:p>
          </table:table-cell>
          <table:covered-table-cell table:style-name="ce11"/>
          <table:table-cell table:style-name="ce5" office:value-type="string" calcext:value-type="string">
            <text:p>1     <text:span text:style-name="T2">↓</text:span>           H</text:p>
            <text:p>氫(氢)ㄑㄧㄥ</text:p>
            <text:p>Hydrogen</text:p>
            <text:p>2A    <text:span text:style-name="T2">↑</text:span>    1.008</text:p>
          </table:table-cell>
          <table:table-cell table:style-name="ce13" office:value-type="string" calcext:value-type="string" table:number-columns-spanned="2" table:number-rows-spanned="1">
            <text:p>←元素符號</text:p>
            <text:p>←注音</text:p>
            <text:p/>
            <text:p><text:span text:style-name="T3">←</text:span>相對原子質量</text:p>
          </table:table-cell>
          <table:covered-table-cell table:style-name="ce1"/>
          <table:table-cell table:style-name="ce1" table:number-columns-repeated="2"/>
          <table:table-cell table:style-name="ce2" office:value-type="string" calcext:value-type="string">
            <text:p>13</text:p>
            <text:p>ⅢA</text:p>
          </table:table-cell>
          <table:table-cell table:style-name="ce2" office:value-type="string" calcext:value-type="string">
            <text:p>14</text:p>
            <text:p>ⅣA</text:p>
          </table:table-cell>
          <table:table-cell table:style-name="ce2" office:value-type="string" calcext:value-type="string">
            <text:p>15</text:p>
            <text:p>ⅤA</text:p>
          </table:table-cell>
          <table:table-cell table:style-name="ce2" office:value-type="string" calcext:value-type="string">
            <text:p>16</text:p>
            <text:p>ⅥA</text:p>
          </table:table-cell>
          <table:table-cell table:style-name="ce2" office:value-type="string" calcext:value-type="string">
            <text:p>17</text:p>
            <text:p>ⅦA</text:p>
          </table:table-cell>
          <table:table-cell table:style-name="ce5" office:value-type="string" calcext:value-type="string">
            <text:p>2                He</text:p>
            <text:p>氦(氦)ㄏㄞˋ</text:p>
            <text:p>Helium</text:p>
            <text:p>2A          4.00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3                  Li</text:p>
            <text:p>鋰(锂)ㄌㄧˇ</text:p>
            <text:p>Lithium</text:p>
            <text:p>1C          6.941</text:p>
          </table:table-cell>
          <table:table-cell table:style-name="ce5" office:value-type="string" calcext:value-type="string">
            <text:p>4                Be</text:p>
            <text:p>鈹(铍)ㄆㄧˊ</text:p>
            <text:p>Beryllium</text:p>
            <text:p>1C          9.012</text:p>
          </table:table-cell>
          <table:table-cell table:style-name="ce1" table:number-columns-repeated="3"/>
          <table:table-cell table:style-name="ce9" office:value-type="string" calcext:value-type="string">
            <text:p>1金屬元素</text:p>
            <text:p>2非金屬元素</text:p>
          </table:table-cell>
          <table:table-cell table:style-name="ce9" office:value-type="string" calcext:value-type="string">
            <text:p>A氣體</text:p>
            <text:p>B液體</text:p>
            <text:p>C固體</text:p>
            <text:p>D人造元素</text:p>
          </table:table-cell>
          <table:table-cell table:style-name="ce12" office:value-type="string" calcext:value-type="string">
            <text:p>↑     </text:p>
            <text:p>英文元素名稱</text:p>
          </table:table-cell>
          <table:table-cell table:style-name="ce1" table:number-columns-repeated="4"/>
          <table:table-cell table:style-name="ce5" office:value-type="string" calcext:value-type="string">
            <text:p>5                  B</text:p>
            <text:p>硼(硼)ㄆㄥˊ</text:p>
            <text:p>Boron</text:p>
            <text:p>2C         10.81</text:p>
          </table:table-cell>
          <table:table-cell table:style-name="ce5" office:value-type="string" calcext:value-type="string">
            <text:p>6                  C</text:p>
            <text:p>碳(碳)ㄊㄢˋ</text:p>
            <text:p>Carbon</text:p>
            <text:p>2C         12.01</text:p>
          </table:table-cell>
          <table:table-cell table:style-name="ce5" office:value-type="string" calcext:value-type="string">
            <text:p>7                  N</text:p>
            <text:p>氮(氮)ㄉㄢˋ</text:p>
            <text:p>Nitrogen</text:p>
            <text:p>2C          14.01</text:p>
          </table:table-cell>
          <table:table-cell table:style-name="ce5" office:value-type="string" calcext:value-type="string">
            <text:p>8                  O</text:p>
            <text:p>氧(氧)ㄧㄤˇ</text:p>
            <text:p>Oxygen</text:p>
            <text:p>2A          16.00</text:p>
          </table:table-cell>
          <table:table-cell table:style-name="ce5" office:value-type="string" calcext:value-type="string">
            <text:p>9                  F</text:p>
            <text:p>氟(氟)ㄈㄨˊ</text:p>
            <text:p>Fluorine</text:p>
            <text:p>2A          19.00</text:p>
          </table:table-cell>
          <table:table-cell table:style-name="ce5" office:value-type="string" calcext:value-type="string">
            <text:p>10              Ne</text:p>
            <text:p>氖(氖)ㄋㄞˇ</text:p>
            <text:p>neon</text:p>
            <text:p>20.1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11              Na</text:p>
            <text:p>鈉(钠)ㄋㄚˋ</text:p>
            <text:p>Sodium<text:span text:style-name="T1">[1]</text:span></text:p>
            <text:p>1C          22.99</text:p>
          </table:table-cell>
          <table:table-cell table:style-name="ce5" office:value-type="string" calcext:value-type="string">
            <text:p>12              Mg</text:p>
            <text:p>鎂(镁)ㄇㄟˇ</text:p>
            <text:p>Magnesium</text:p>
            <text:p>1C          24.30</text:p>
          </table:table-cell>
          <table:table-cell table:style-name="ce2" office:value-type="string" calcext:value-type="string">
            <text:p>3</text:p>
            <text:p>ⅢB</text:p>
          </table:table-cell>
          <table:table-cell table:style-name="ce2" office:value-type="string" calcext:value-type="string">
            <text:p>4</text:p>
            <text:p>ⅣB</text:p>
          </table:table-cell>
          <table:table-cell table:style-name="ce2" office:value-type="string" calcext:value-type="string">
            <text:p>5</text:p>
            <text:p>ⅤB</text:p>
          </table:table-cell>
          <table:table-cell table:style-name="ce2" office:value-type="string" calcext:value-type="string">
            <text:p>6</text:p>
            <text:p>ⅥB</text:p>
          </table:table-cell>
          <table:table-cell table:style-name="ce2" office:value-type="string" calcext:value-type="string">
            <text:p>7</text:p>
            <text:p>ⅦB</text:p>
          </table:table-cell>
          <table:table-cell table:style-name="ce2" office:value-type="string" calcext:value-type="string">
            <text:p>8</text:p>
            <text:p>ⅧB</text:p>
          </table:table-cell>
          <table:table-cell table:style-name="ce2" office:value-type="string" calcext:value-type="string">
            <text:p>9</text:p>
            <text:p>ⅧB</text:p>
          </table:table-cell>
          <table:table-cell table:style-name="ce2" office:value-type="string" calcext:value-type="string">
            <text:p>10</text:p>
            <text:p>ⅧB</text:p>
          </table:table-cell>
          <table:table-cell table:style-name="ce2" office:value-type="string" calcext:value-type="string">
            <text:p>11</text:p>
            <text:p>ⅠB</text:p>
          </table:table-cell>
          <table:table-cell table:style-name="ce2" office:value-type="string" calcext:value-type="string">
            <text:p>12</text:p>
            <text:p>ⅡB</text:p>
          </table:table-cell>
          <table:table-cell table:style-name="ce5" office:value-type="string" calcext:value-type="string">
            <text:p>13                Al</text:p>
            <text:p>鋁(铝)ㄌㄩˇ</text:p>
            <text:p>Aluminum</text:p>
            <text:p>1C          26.98</text:p>
          </table:table-cell>
          <table:table-cell table:style-name="ce5" office:value-type="string" calcext:value-type="string">
            <text:p>14                Si</text:p>
            <text:p>矽(矽)ㄒㄧˋ</text:p>
            <text:p>Silicon</text:p>
            <text:p>2C          28.09</text:p>
          </table:table-cell>
          <table:table-cell table:style-name="ce5" office:value-type="string" calcext:value-type="string">
            <text:p>15</text:p>
            <text:p>磷(磷)ㄌㄧㄣˊ</text:p>
            <text:p>Phosphorus</text:p>
            <text:p>2C          30.9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06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06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57~51</text:p>
            <text:p>鑭系元素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006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89~103</text:p>
            <text:p>錒系元素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007"/>
        </table:table-row>
        <table:table-row table:style-name="ro1">
          <table:table-cell table:style-name="ce7"/>
          <table:table-cell table:number-columns-repeated="1023"/>
        </table:table-row>
        <table:table-row table:style-name="ro5">
          <table:table-cell office:value-type="string" calcext:value-type="string" table:number-columns-spanned="2" table:number-rows-spanned="1">
            <text:p>[1]拉丁語Natrium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00/00/00</text:date>, <text:time style:data-style-name="N2" text:time-value="11:33:27.20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9:11:18.703000000</meta:creation-date>
    <dc:date>2023-05-20T11:53:20.160000000</dc:date>
    <meta:editing-duration>PT1H27M25S</meta:editing-duration>
    <meta:editing-cycles>35</meta:editing-cycles>
    <meta:generator>LibreOffice/7.1.6.2$Windows_X86_64 LibreOffice_project/0e133318fcee89abacd6a7d077e292f1145735c3</meta:generator>
    <meta:document-statistic meta:table-count="1" meta:cell-count="147" meta:object-count="0"/>
  </office:meta>
</office:document-meta>
</file>